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tegorical_resultsWed, 05 Sep 2018 11:01:39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TITION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KNN 3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8.1550407409668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KNN 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81420765027322</text:p>
          </table:table-cell>
          <table:table-cell office:value-type="string" calcext:value-type="string">
            <text:p>43.52119588851929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KNN 5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2.05095839500427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KNN 5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42.04733681678772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KNN 7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3.674508810043335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KNN 7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41.74319767951965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3.74077820777893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81420765027322</text:p>
          </table:table-cell>
          <table:table-cell office:value-type="string" calcext:value-type="string">
            <text:p>43.736124992370605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.40013551712036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81420765027322</text:p>
          </table:table-cell>
          <table:table-cell office:value-type="string" calcext:value-type="string">
            <text:p>45.618895292282104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KNN 3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.97599530220032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KNN 3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81420765027322</text:p>
          </table:table-cell>
          <table:table-cell office:value-type="string" calcext:value-type="string">
            <text:p>43.7414608001709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KNN 5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2.975205183029175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KNN 5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41.62444090843201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KNN 7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3.496357440948486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KNN 7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41.879210472106934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3.68950152397156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81420765027322</text:p>
          </table:table-cell>
          <table:table-cell office:value-type="string" calcext:value-type="string">
            <text:p>42.96297264099121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.20284628868103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ulti Layer Perceptron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0.9781420765027322</text:p>
          </table:table-cell>
          <table:table-cell office:value-type="string" calcext:value-type="string">
            <text:p>43.67189049720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/5.1.6.2$Linux_X86_64 LibreOffice_project/10m0$Build-2</meta:generator>
  </office:meta>
</office:document-meta>
</file>